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0.9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4000"/>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08"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94"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26" style:family="table-cell" style:parent-style-name="Default">
      <style:text-properties fo:color="#2a6099"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37"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پست عمل پیرا، <text:s/>غیر عمل پیرا</text:p>
          </table:table-cell>
          <table:table-cell table:style-name="ce6" table:number-columns-repeated="62"/>
          <table:table-cell table:style-name="ce130" table:number-columns-repeated="960"/>
        </table:table-row>
        <table:table-row table:style-name="ro1">
          <table:table-cell office:value-type="string" calcext:value-type="string">
            <text:p>active: active low,active high, inactive</text:p>
          </table:table-cell>
          <table:table-cell table:style-name="ce19"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60"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68"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08" office:value-type="string" calcext:value-type="string">
            <text:p>ثنائی ہندسہ</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38.3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0224in" svg:y="198.0823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94"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94"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94"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08"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9"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9"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9"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9"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9"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3"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9"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9"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variable</text:p>
          </table:table-cell>
          <table:table-cell table:style-name="ce126" office:value-type="string" calcext:value-type="string">
            <text:p>حال کا متغیر</text:p>
          </table:table-cell>
          <table:table-cell table:style-name="ce137"/>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9"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93"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67">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0-02T16:04:51.404608916</dc:date>
    <meta:editing-duration>P113DT23H58M20S</meta:editing-duration>
    <meta:editing-cycles>4916</meta:editing-cycles>
    <meta:generator>LibreOffice/7.3.7.2$Linux_X86_64 LibreOffice_project/30$Build-2</meta:generator>
    <meta:document-statistic meta:table-count="9" meta:cell-count="758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